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A0000009D6C1A8C72.png" manifest:media-type="image/png"/>
  <manifest:file-entry manifest:full-path="Pictures/10000000000001A5000001B497D92AC3.png" manifest:media-type="image/png"/>
  <manifest:file-entry manifest:full-path="Pictures/1000000000000148000001AA8029BD7C.png" manifest:media-type="image/png"/>
  <manifest:file-entry manifest:full-path="Pictures/10000000000000CD0000004C6D6A1B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standard">
      <style:graphic-properties draw:stroke="none" svg:stroke-color="#000000" draw:fill="none" draw:fill-color="#ffffff" fo:min-height="2.15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23cm" svg:height="2.01cm" draw:transform="rotate (-3.14159265358979) translate (16.6cm 11.71cm)">
          <draw:image xlink:href="Pictures/10000000000000CD0000004C6D6A1B62.png" xlink:type="simple" xlink:show="embed" xlink:actuate="onLoad">
            <text:p/>
          </draw:image>
        </draw:frame>
        <draw:line draw:style-name="gr2" draw:text-style-name="P2" draw:layer="layout" svg:x1="2.5cm" svg:y1="13.4cm" svg:x2="20.7cm" svg:y2="13.4cm">
          <text:p/>
        </draw:line>
        <draw:line draw:style-name="gr3" draw:text-style-name="P2" draw:layer="layout" svg:x1="11.1cm" svg:y1="3.1cm" svg:x2="6.4cm" svg:y2="4.4cm">
          <text:p/>
        </draw:line>
        <draw:line draw:style-name="gr3" draw:text-style-name="P2" draw:layer="layout" svg:x1="21.7cm" svg:y1="4.6cm" svg:x2="16.6cm" svg:y2="10.1cm">
          <text:p/>
        </draw:line>
        <draw:frame draw:style-name="gr4" draw:text-style-name="P3" draw:layer="layout" svg:width="2.7cm" svg:height="1.9cm" svg:x="21.6cm" svg:y="3.6cm">
          <draw:text-box>
            <text:p>Switch</text:p>
          </draw:text-box>
        </draw:frame>
        <draw:frame draw:style-name="gr5" draw:text-style-name="P3" draw:layer="layout" svg:width="12.7cm" svg:height="2.4cm" svg:x="1.6cm" svg:y="1.6cm">
          <draw:text-box>
            <text:p>Solution to mount the switch</text:p>
          </draw:text-box>
        </draw:frame>
        <draw:frame draw:style-name="gr6" draw:text-style-name="P3" draw:layer="layout" svg:width="5.7cm" svg:height="0.962cm" svg:x="18.4cm" svg:y="13.411cm">
          <draw:text-box>
            <text:p>plywood</text:p>
          </draw:text-box>
        </draw:frame>
        <draw:line draw:style-name="gr2" draw:text-style-name="P2" draw:layer="layout" svg:x1="2.4cm" svg:y1="14.9cm" svg:x2="20.8cm" svg:y2="14.9cm">
          <text:p/>
        </draw:line>
        <draw:frame draw:style-name="gr1" draw:text-style-name="P1" draw:layer="layout" svg:width="4.277cm" svg:height="5.555cm" svg:x="2.223cm" svg:y="3.2cm">
          <draw:image xlink:href="Pictures/1000000000000148000001AA8029BD7C.png" xlink:type="simple" xlink:show="embed" xlink:actuate="onLoad">
            <text:p/>
          </draw:image>
        </draw:frame>
        <draw:frame draw:style-name="gr7" draw:text-style-name="P3" draw:layer="layout" svg:width="2.581cm" svg:height="0.962cm" svg:x="11.2cm" svg:y="2.638cm">
          <draw:text-box>
            <text:p>bracket</text:p>
          </draw:text-box>
        </draw:frame>
        <draw:line draw:style-name="gr3" draw:text-style-name="P2" draw:layer="layout" svg:x1="12.4cm" svg:y1="3.4cm" svg:x2="13.8cm" svg:y2="9.1cm">
          <text:p/>
        </draw:line>
        <draw:frame draw:style-name="gr1" draw:text-style-name="P1" draw:layer="layout" svg:width="4.074cm" svg:height="4.153cm" svg:x="10.053cm" svg:y="9.247cm">
          <draw:image xlink:href="Pictures/100002010000009A0000009D6C1A8C72.png" xlink:type="simple" xlink:show="embed" xlink:actuate="onLoad">
            <text:p/>
          </draw:image>
        </draw:frame>
        <draw:frame draw:style-name="gr1" draw:text-style-name="P1" draw:layer="layout" svg:width="5.631cm" svg:height="5.832cm" svg:x="21.969cm" svg:y="4.968cm">
          <draw:image xlink:href="Pictures/10000000000001A5000001B497D92AC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2:06:24.307402254</meta:creation-date>
    <dc:date>2016-03-12T10:39:41.521321125</dc:date>
    <meta:editing-duration>PT47M16S</meta:editing-duration>
    <meta:editing-cycles>36</meta:editing-cycles>
    <meta:generator>LibreOffice/4.4.1.2$Linux_X86_64 LibreOffice_project/45e2de17089c24a1fa810c8f975a7171ba4cd432</meta:generator>
    <meta:document-statistic meta:object-count="13"/>
  </office:meta>
</office:document-meta>
</file>